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rotation-align="none"/>
    </style:style>
    <style:style style:name="ce108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9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3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0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1"/>
        <table:table-column table:style-name="co1" table:default-cell-style-name="ce27"/>
        <table:table-column table:style-name="co1" table:default-cell-style-name="ce80"/>
        <table:table-column table:style-name="co1" table:default-cell-style-name="ce66"/>
        <table:table-column table:style-name="co1" table:default-cell-style-name="ce47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80"/>
        <table:table-column table:style-name="co1" table:default-cell-style-name="ce66"/>
        <table:table-column table:style-name="co1" table:default-cell-style-name="ce1"/>
        <table:table-column table:style-name="co1" table:default-cell-style-name="ce2"/>
        <table:table-column table:style-name="co1" table:default-cell-style-name="ce76"/>
        <table:table-column table:style-name="co1" table:default-cell-style-name="ce82"/>
        <table:table-column table:style-name="co1" table:number-columns-repeated="2" table:default-cell-style-name="Default"/>
        <table:table-column table:style-name="co1" table:default-cell-style-name="ce159"/>
        <table:table-column table:style-name="co1" table:number-columns-repeated="3" table:default-cell-style-name="Default"/>
        <table:table-column table:style-name="co1" table:default-cell-style-name="ce82"/>
        <table:table-column table:style-name="co1" table:default-cell-style-name="ce66"/>
        <table:table-column table:style-name="co1" table:default-cell-style-name="ce63"/>
        <table:table-column table:style-name="co1" table:number-columns-repeated="4" table:default-cell-style-name="Default"/>
        <table:table-column table:style-name="co1" table:number-columns-repeated="2" table:default-cell-style-name="ce56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1" table:number-columns-repeated="3"/>
          <table:table-cell table:number-columns-repeated="2"/>
          <table:table-cell table:style-name="ce27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27"/>
          <table:table-cell table:style-name="ce46"/>
          <table:table-cell/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47"/>
          <table:table-cell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number-columns-repeated="2"/>
          <table:table-cell table:style-name="ce150"/>
          <table:table-cell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3"/>
          <table:covered-table-cell table:number-columns-repeated="3" table:style-name="Default"/>
          <table:covered-table-cell table:style-name="ce96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7" table:number-columns-repeated="2"/>
          <table:table-cell/>
          <table:table-cell table:style-name="ce27"/>
          <table:table-cell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61"/>
          <table:covered-table-cell table:number-columns-repeated="4" table:style-name="ce166"/>
          <table:table-cell table:number-columns-repeated="3"/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108"/>
          <table:table-cell table:number-columns-repeat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91" table:number-columns-spanned="1" table:number-rows-spanned="2"/>
          <table:table-cell table:number-columns-repeated="2"/>
          <table:table-cell table:style-name="ce153"/>
          <table:table-cell table:style-name="ce3"/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61"/>
          <table:covered-table-cell table:number-columns-repeated="3" table:style-name="ce166"/>
          <table:covered-table-cell table:style-name="ce56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7" table:number-columns-repeated="4"/>
          <table:covered-table-cell table:style-name="ce47"/>
          <table:covered-table-cell table:number-columns-repeated="2" table:style-name="ce35"/>
          <table:covered-table-cell table:style-name="ce141"/>
          <table:table-cell/>
          <table:covered-table-cell table:style-name="ce141"/>
          <table:covered-table-cell table:number-columns-repeated="2" table:style-name="ce35"/>
          <table:covered-table-cell table:style-name="ce91"/>
          <table:table-cell table:style-name="ce47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6"/>
          <table:table-cell table:style-name="ce56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style-name="ce96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1" table:formula="of:=[.AT2]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61" table:formula="of:=[.AU2]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table:style-name="ce67" table:formula="of:=[.AV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66"/>
          <table:table-cell table:style-name="ce63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67" table:formula="of:=[.AW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86"/>
          <table:table-cell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67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" calcext:value-type="string">
            <text:p>"0": { "0": 6, "1": 1, "2": 1, "3": 1, "4": 3, "5": 6, "6": 4, "7": 3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7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8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66"/>
          <table:table-cell table:style-name="ce88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87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" calcext:value-type="string">
            <text:p>"1": { "0": 5, "1": 3, "2": 1, "3": 1, "4": 5, "5": 5, "6": 3, "7": 2, "8": 1, "9": 5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style-name="ce8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86"/>
          <table:table-cell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82" office:value-type="float" office:value="6" calcext:value-type="float">
            <text:p>6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" calcext:value-type="string">
            <text:p>"2": { "0": 5, "1": 1, "2": 2, "3": 2, "4": 5, "5": 3, "6": 2, "7": 2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4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" calcext:value-type="string">
            <text:p>"3": { "0": 4, "1": 1, "2": 1, "3": 4, "4": 4, "5": 4, "6": 3, "7": 2, "8": 2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5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65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65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65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65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65"/>
          <table:table-cell table:style-name="ce65" table:formula="of:=COM.MICROSOFT.CONCAT(&quot;&quot;&quot;&quot;;[.$B$2]; &quot;&quot;&quot;: &quot;; [.H8])" office:value-type="string" office:string-value="&quot;0&quot;: 5" calcext:value-type="string">
            <text:p>"0": 5</text:p>
          </table:table-cell>
          <table:table-cell table:style-name="ce65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65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65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65" table:formula="of:=COM.MICROSOFT.CONCAT(&quot;&quot;&quot;&quot;;[.$F$2]; &quot;&quot;&quot;: &quot;; [.L8])" office:value-type="string" office:string-value="&quot;4&quot;: 5" calcext:value-type="string">
            <text:p>"4": 5</text:p>
          </table:table-cell>
          <table:table-cell table:style-name="ce65"/>
          <table:table-cell table:style-name="ce65" table:formula="of:=COM.MICROSOFT.CONCAT(&quot;&quot;&quot;&quot;;[.$B$2]; &quot;&quot;&quot;: &quot;; [.N8])" office:value-type="string" office:string-value="&quot;0&quot;: 5" calcext:value-type="string">
            <text:p>"0": 5</text:p>
          </table:table-cell>
          <table:table-cell table:style-name="ce65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65" table:formula="of:=COM.MICROSOFT.CONCAT(&quot;&quot;&quot;&quot;;[.$D$2]; &quot;&quot;&quot;: &quot;; [.P8])" office:value-type="string" office:string-value="&quot;2&quot;: 2" calcext:value-type="string">
            <text:p>"2": 2</text:p>
          </table:table-cell>
          <table:table-cell table:style-name="ce65" table:formula="of:=COM.MICROSOFT.CONCAT(&quot;&quot;&quot;&quot;;[.$E$2]; &quot;&quot;&quot;: &quot;; [.Q8])" office:value-type="string" office:string-value="&quot;3&quot;: 2" calcext:value-type="string">
            <text:p>"3": 2</text:p>
          </table:table-cell>
          <table:table-cell table:style-name="ce65" table:formula="of:=COM.MICROSOFT.CONCAT(&quot;&quot;&quot;&quot;;[.$F$2]; &quot;&quot;&quot;: &quot;; [.R8])" office:value-type="string" office:string-value="&quot;4&quot;: 5" calcext:value-type="string">
            <text:p>"4": 5</text:p>
          </table:table-cell>
          <table:table-cell table:style-name="ce65"/>
          <table:table-cell table:style-name="ce65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65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65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65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65" table:formula="of:=COM.MICROSOFT.CONCAT(&quot;&quot;&quot;&quot;;[.$F$2]; &quot;&quot;&quot;: &quot;; [.X8])" office:value-type="string" office:string-value="&quot;4&quot;: 4" calcext:value-type="string">
            <text:p>"4": 4</text:p>
          </table:table-cell>
          <table:table-cell table:style-name="ce65"/>
          <table:table-cell table:style-name="ce65" table:formula="of:=COM.MICROSOFT.CONCAT(&quot;&quot;&quot;&quot;;[.$B$2]; &quot;&quot;&quot;: &quot;; [.Z8])" office:value-type="string" office:string-value="&quot;0&quot;: 5" calcext:value-type="string">
            <text:p>"0": 5</text:p>
          </table:table-cell>
          <table:table-cell table:style-name="ce65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65" table:formula="of:=COM.MICROSOFT.CONCAT(&quot;&quot;&quot;&quot;;[.$D$2]; &quot;&quot;&quot;: &quot;; [.AB8])" office:value-type="string" office:string-value="&quot;2&quot;: 2" calcext:value-type="string">
            <text:p>"2": 2</text:p>
          </table:table-cell>
          <table:table-cell table:style-name="ce65" table:formula="of:=COM.MICROSOFT.CONCAT(&quot;&quot;&quot;&quot;;[.$E$2]; &quot;&quot;&quot;: &quot;; [.AC8])" office:value-type="string" office:string-value="&quot;3&quot;: 1" calcext:value-type="string">
            <text:p>"3": 1</text:p>
          </table:table-cell>
          <table:table-cell table:style-name="ce65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5" table:formula="of:=COM.MICROSOFT.CONCAT(&quot;&quot;&quot;&quot;;[.$B$3]; &quot;&quot;&quot;: &quot;; [.B9])" office:value-type="string" office:string-value="&quot;5&quot;: 6" calcext:value-type="string">
            <text:p>"5": 6</text:p>
          </table:table-cell>
          <table:table-cell table:style-name="ce65" table:formula="of:=COM.MICROSOFT.CONCAT(&quot;&quot;&quot;&quot;;[.$C$3]; &quot;&quot;&quot;: &quot;; [.C9])" office:value-type="string" office:string-value="&quot;6&quot;: 4" calcext:value-type="string">
            <text:p>"6": 4</text:p>
          </table:table-cell>
          <table:table-cell table:style-name="ce65" table:formula="of:=COM.MICROSOFT.CONCAT(&quot;&quot;&quot;&quot;;[.$D$3]; &quot;&quot;&quot;: &quot;; [.D9])" office:value-type="string" office:string-value="&quot;7&quot;: 3" calcext:value-type="string">
            <text:p>"7": 3</text:p>
          </table:table-cell>
          <table:table-cell table:style-name="ce65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65" table:formula="of:=COM.MICROSOFT.CONCAT(&quot;&quot;&quot;&quot;;[.$F$3]; &quot;&quot;&quot;: &quot;; [.F9])" office:value-type="string" office:string-value="&quot;9&quot;: 4" calcext:value-type="string">
            <text:p>"9": 4</text:p>
          </table:table-cell>
          <table:table-cell table:style-name="ce65"/>
          <table:table-cell table:style-name="ce65" table:formula="of:=COM.MICROSOFT.CONCAT(&quot;&quot;&quot;&quot;;[.$B$3]; &quot;&quot;&quot;: &quot;; [.H9])" office:value-type="string" office:string-value="&quot;5&quot;: 5" calcext:value-type="string">
            <text:p>"5": 5</text:p>
          </table:table-cell>
          <table:table-cell table:style-name="ce65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65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65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65" table:formula="of:=COM.MICROSOFT.CONCAT(&quot;&quot;&quot;&quot;;[.$F$3]; &quot;&quot;&quot;: &quot;; [.L9])" office:value-type="string" office:string-value="&quot;9&quot;: 5" calcext:value-type="string">
            <text:p>"9": 5</text:p>
          </table:table-cell>
          <table:table-cell table:style-name="ce65"/>
          <table:table-cell table:style-name="ce65" table:formula="of:=COM.MICROSOFT.CONCAT(&quot;&quot;&quot;&quot;;[.$B$3]; &quot;&quot;&quot;: &quot;; [.N9])" office:value-type="string" office:string-value="&quot;5&quot;: 3" calcext:value-type="string">
            <text:p>"5": 3</text:p>
          </table:table-cell>
          <table:table-cell table:style-name="ce65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65" table:formula="of:=COM.MICROSOFT.CONCAT(&quot;&quot;&quot;&quot;;[.$D$3]; &quot;&quot;&quot;: &quot;; [.P9])" office:value-type="string" office:string-value="&quot;7&quot;: 2" calcext:value-type="string">
            <text:p>"7": 2</text:p>
          </table:table-cell>
          <table:table-cell table:style-name="ce65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65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65"/>
          <table:table-cell table:style-name="ce65" table:formula="of:=COM.MICROSOFT.CONCAT(&quot;&quot;&quot;&quot;;[.$B$3]; &quot;&quot;&quot;: &quot;; [.T9])" office:value-type="string" office:string-value="&quot;5&quot;: 4" calcext:value-type="string">
            <text:p>"5": 4</text:p>
          </table:table-cell>
          <table:table-cell table:style-name="ce65" table:formula="of:=COM.MICROSOFT.CONCAT(&quot;&quot;&quot;&quot;;[.$C$3]; &quot;&quot;&quot;: &quot;; [.U9])" office:value-type="string" office:string-value="&quot;6&quot;: 3" calcext:value-type="string">
            <text:p>"6": 3</text:p>
          </table:table-cell>
          <table:table-cell table:style-name="ce65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65" table:formula="of:=COM.MICROSOFT.CONCAT(&quot;&quot;&quot;&quot;;[.$E$3]; &quot;&quot;&quot;: &quot;; [.W9])" office:value-type="string" office:string-value="&quot;8&quot;: 2" calcext:value-type="string">
            <text:p>"8": 2</text:p>
          </table:table-cell>
          <table:table-cell table:style-name="ce65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65"/>
          <table:table-cell table:style-name="ce65" table:formula="of:=COM.MICROSOFT.CONCAT(&quot;&quot;&quot;&quot;;[.$B$3]; &quot;&quot;&quot;: &quot;; [.Z9])" office:value-type="string" office:string-value="&quot;5&quot;: 4" calcext:value-type="string">
            <text:p>"5": 4</text:p>
          </table:table-cell>
          <table:table-cell table:style-name="ce65" table:formula="of:=COM.MICROSOFT.CONCAT(&quot;&quot;&quot;&quot;;[.$C$3]; &quot;&quot;&quot;: &quot;; [.AA9])" office:value-type="string" office:string-value="&quot;6&quot;: 3" calcext:value-type="string">
            <text:p>"6": 3</text:p>
          </table:table-cell>
          <table:table-cell table:style-name="ce65" table:formula="of:=COM.MICROSOFT.CONCAT(&quot;&quot;&quot;&quot;;[.$D$3]; &quot;&quot;&quot;: &quot;; [.AB9])" office:value-type="string" office:string-value="&quot;7&quot;: 3" calcext:value-type="string">
            <text:p>"7": 3</text:p>
          </table:table-cell>
          <table:table-cell table:style-name="ce65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65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5" table:formula="of:=COM.MICROSOFT.CONCAT(&quot;&quot;&quot;&quot;;[.$B$4]; &quot;&quot;&quot;: &quot;; [.B10])" office:value-type="string" office:string-value="&quot;10&quot;: 6" calcext:value-type="string">
            <text:p>"10": 6</text:p>
          </table:table-cell>
          <table:table-cell table:style-name="ce65" table:formula="of:=COM.MICROSOFT.CONCAT(&quot;&quot;&quot;&quot;;[.$C$4]; &quot;&quot;&quot;: &quot;; [.C10])" office:value-type="string" office:string-value="&quot;11&quot;: 6" calcext:value-type="string">
            <text:p>"11": 6</text:p>
          </table:table-cell>
          <table:table-cell table:style-name="ce65" table:formula="of:=COM.MICROSOFT.CONCAT(&quot;&quot;&quot;&quot;;[.$D$4]; &quot;&quot;&quot;: &quot;; [.D10])" office:value-type="string" office:string-value="&quot;12&quot;: 6" calcext:value-type="string">
            <text:p>"12": 6</text:p>
          </table:table-cell>
          <table:table-cell table:style-name="ce65" table:formula="of:=COM.MICROSOFT.CONCAT(&quot;&quot;&quot;&quot;;[.$E$4]; &quot;&quot;&quot;: &quot;; [.E10])" office:value-type="string" office:string-value="&quot;13&quot;: 6" calcext:value-type="string">
            <text:p>"13": 6</text:p>
          </table:table-cell>
          <table:table-cell table:style-name="ce65" table:formula="of:=COM.MICROSOFT.CONCAT(&quot;&quot;&quot;&quot;;[.$F$4]; &quot;&quot;&quot;: &quot;; [.F10])" office:value-type="string" office:string-value="&quot;14&quot;: 6" calcext:value-type="string">
            <text:p>"14": 6</text:p>
          </table:table-cell>
          <table:table-cell table:style-name="ce65"/>
          <table:table-cell table:style-name="ce65" table:formula="of:=COM.MICROSOFT.CONCAT(&quot;&quot;&quot;&quot;;[.$B$4]; &quot;&quot;&quot;: &quot;; [.H10])" office:value-type="string" office:string-value="&quot;10&quot;: 6" calcext:value-type="string">
            <text:p>"10": 6</text:p>
          </table:table-cell>
          <table:table-cell table:style-name="ce65" table:formula="of:=COM.MICROSOFT.CONCAT(&quot;&quot;&quot;&quot;;[.$C$4]; &quot;&quot;&quot;: &quot;; [.I10])" office:value-type="string" office:string-value="&quot;11&quot;: 6" calcext:value-type="string">
            <text:p>"11": 6</text:p>
          </table:table-cell>
          <table:table-cell table:style-name="ce65" table:formula="of:=COM.MICROSOFT.CONCAT(&quot;&quot;&quot;&quot;;[.$D$4]; &quot;&quot;&quot;: &quot;; [.J10])" office:value-type="string" office:string-value="&quot;12&quot;: 6" calcext:value-type="string">
            <text:p>"12": 6</text:p>
          </table:table-cell>
          <table:table-cell table:style-name="ce65" table:formula="of:=COM.MICROSOFT.CONCAT(&quot;&quot;&quot;&quot;;[.$E$4]; &quot;&quot;&quot;: &quot;; [.K10])" office:value-type="string" office:string-value="&quot;13&quot;: 6" calcext:value-type="string">
            <text:p>"13": 6</text:p>
          </table:table-cell>
          <table:table-cell table:style-name="ce65" table:formula="of:=COM.MICROSOFT.CONCAT(&quot;&quot;&quot;&quot;;[.$F$4]; &quot;&quot;&quot;: &quot;; [.L10])" office:value-type="string" office:string-value="&quot;14&quot;: 6" calcext:value-type="string">
            <text:p>"14": 6</text:p>
          </table:table-cell>
          <table:table-cell table:style-name="ce65"/>
          <table:table-cell table:style-name="ce65" table:formula="of:=COM.MICROSOFT.CONCAT(&quot;&quot;&quot;&quot;;[.$B$4]; &quot;&quot;&quot;: &quot;; [.N10])" office:value-type="string" office:string-value="&quot;10&quot;: 6" calcext:value-type="string">
            <text:p>"10": 6</text:p>
          </table:table-cell>
          <table:table-cell table:style-name="ce65" table:formula="of:=COM.MICROSOFT.CONCAT(&quot;&quot;&quot;&quot;;[.$C$4]; &quot;&quot;&quot;: &quot;; [.O10])" office:value-type="string" office:string-value="&quot;11&quot;: 6" calcext:value-type="string">
            <text:p>"11": 6</text:p>
          </table:table-cell>
          <table:table-cell table:style-name="ce65" table:formula="of:=COM.MICROSOFT.CONCAT(&quot;&quot;&quot;&quot;;[.$D$4]; &quot;&quot;&quot;: &quot;; [.P10])" office:value-type="string" office:string-value="&quot;12&quot;: 6" calcext:value-type="string">
            <text:p>"12": 6</text:p>
          </table:table-cell>
          <table:table-cell table:style-name="ce65" table:formula="of:=COM.MICROSOFT.CONCAT(&quot;&quot;&quot;&quot;;[.$E$4]; &quot;&quot;&quot;: &quot;; [.Q10])" office:value-type="string" office:string-value="&quot;13&quot;: 6" calcext:value-type="string">
            <text:p>"13": 6</text:p>
          </table:table-cell>
          <table:table-cell table:style-name="ce65" table:formula="of:=COM.MICROSOFT.CONCAT(&quot;&quot;&quot;&quot;;[.$F$4]; &quot;&quot;&quot;: &quot;; [.R10])" office:value-type="string" office:string-value="&quot;14&quot;: 6" calcext:value-type="string">
            <text:p>"14": 6</text:p>
          </table:table-cell>
          <table:table-cell table:style-name="ce65"/>
          <table:table-cell table:style-name="ce65" table:formula="of:=COM.MICROSOFT.CONCAT(&quot;&quot;&quot;&quot;;[.$B$4]; &quot;&quot;&quot;: &quot;; [.T10])" office:value-type="string" office:string-value="&quot;10&quot;: 6" calcext:value-type="string">
            <text:p>"10": 6</text:p>
          </table:table-cell>
          <table:table-cell table:style-name="ce65" table:formula="of:=COM.MICROSOFT.CONCAT(&quot;&quot;&quot;&quot;;[.$C$4]; &quot;&quot;&quot;: &quot;; [.U10])" office:value-type="string" office:string-value="&quot;11&quot;: 6" calcext:value-type="string">
            <text:p>"11": 6</text:p>
          </table:table-cell>
          <table:table-cell table:style-name="ce65" table:formula="of:=COM.MICROSOFT.CONCAT(&quot;&quot;&quot;&quot;;[.$D$4]; &quot;&quot;&quot;: &quot;; [.V10])" office:value-type="string" office:string-value="&quot;12&quot;: 6" calcext:value-type="string">
            <text:p>"12": 6</text:p>
          </table:table-cell>
          <table:table-cell table:style-name="ce65" table:formula="of:=COM.MICROSOFT.CONCAT(&quot;&quot;&quot;&quot;;[.$E$4]; &quot;&quot;&quot;: &quot;; [.W10])" office:value-type="string" office:string-value="&quot;13&quot;: 6" calcext:value-type="string">
            <text:p>"13": 6</text:p>
          </table:table-cell>
          <table:table-cell table:style-name="ce65" table:formula="of:=COM.MICROSOFT.CONCAT(&quot;&quot;&quot;&quot;;[.$F$4]; &quot;&quot;&quot;: &quot;; [.X10])" office:value-type="string" office:string-value="&quot;14&quot;: 6" calcext:value-type="string">
            <text:p>"14": 6</text:p>
          </table:table-cell>
          <table:table-cell table:style-name="ce65"/>
          <table:table-cell table:style-name="ce65" table:formula="of:=COM.MICROSOFT.CONCAT(&quot;&quot;&quot;&quot;;[.$B$4]; &quot;&quot;&quot;: &quot;; [.Z10])" office:value-type="string" office:string-value="&quot;10&quot;: 6" calcext:value-type="string">
            <text:p>"10": 6</text:p>
          </table:table-cell>
          <table:table-cell table:style-name="ce65" table:formula="of:=COM.MICROSOFT.CONCAT(&quot;&quot;&quot;&quot;;[.$C$4]; &quot;&quot;&quot;: &quot;; [.AA10])" office:value-type="string" office:string-value="&quot;11&quot;: 6" calcext:value-type="string">
            <text:p>"11": 6</text:p>
          </table:table-cell>
          <table:table-cell table:style-name="ce65" table:formula="of:=COM.MICROSOFT.CONCAT(&quot;&quot;&quot;&quot;;[.$D$4]; &quot;&quot;&quot;: &quot;; [.AB10])" office:value-type="string" office:string-value="&quot;12&quot;: 6" calcext:value-type="string">
            <text:p>"12": 6</text:p>
          </table:table-cell>
          <table:table-cell table:style-name="ce65" table:formula="of:=COM.MICROSOFT.CONCAT(&quot;&quot;&quot;&quot;;[.$E$4]; &quot;&quot;&quot;: &quot;; [.AC10])" office:value-type="string" office:string-value="&quot;13&quot;: 6" calcext:value-type="string">
            <text:p>"13": 6</text:p>
          </table:table-cell>
          <table:table-cell table:style-name="ce65" table:formula="of:=COM.MICROSOFT.CONCAT(&quot;&quot;&quot;&quot;;[.$F$4]; &quot;&quot;&quot;: &quot;; [.AD10])" office:value-type="string" office:string-value="&quot;14&quot;: 6" calcext:value-type="string">
            <text:p>"14": 6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6" table:number-columns-repeated="5"/>
          <table:table-cell/>
          <table:table-cell table:style-name="ce66" table:number-columns-repeated="5"/>
          <table:table-cell/>
          <table:table-cell table:style-name="ce66" table:number-columns-repeated="11"/>
          <table:table-cell/>
          <table:table-cell table:style-name="ce66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73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" calcext:value-type="string">
            <text:p>"5": { "0": 6, "1": 3, "2": 2, "3": 4, "4": 6, "5": 3, "6": 1, "7": 1, "8": 1, "9": 3, "10": 6, "11": 5, "12": 3, "13": 3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7" table:formula="of:=[.AT3]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6"/>
          <table:table-cell table:style-name="ce88" office:value-type="float" office:value="3" calcext:value-type="float">
            <text:p>3</text:p>
          </table:table-cell>
          <table:table-cell table:style-name="ce67" table:formula="of:=[.AU3]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6"/>
          <table:table-cell table:style-name="ce88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67" table:formula="of:=[.AV3]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6"/>
          <table:table-cell table:style-name="ce88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67" table:formula="of:=[.AW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6"/>
          <table:table-cell table:style-name="ce88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67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6": { "0": 6, "1": 3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6" calcext:value-type="float">
            <text:p>6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66"/>
          <table:table-cell table:style-name="ce6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" calcext:value-type="string">
            <text:p>"7": { "0": 6, "1": 3, "2": 2, "3": 4, "4": 6, "5": 3, "6": 1, "7": 1, "8": 1, "9": 3, "10": 5, "11": 4, "12": 4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6" table:number-columns-repeated="5"/>
          <table:table-cell/>
          <table:table-cell table:style-name="ce66" table:number-columns-repeated="5"/>
          <table:table-cell/>
          <table:table-cell table:style-name="ce66" table:number-columns-repeated="11"/>
          <table:table-cell/>
          <table:table-cell table:style-name="ce66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8": { "0": 6, "1": 2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8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68" table:formula="of:=COM.MICROSOFT.CONCAT(&quot;&quot;&quot;&quot;;[.$C$2]; &quot;&quot;&quot;: &quot;; [.C16])" office:value-type="string" office:string-value="&quot;1&quot;: 3" calcext:value-type="string">
            <text:p>"1": 3</text:p>
          </table:table-cell>
          <table:table-cell table:style-name="ce68" table:formula="of:=COM.MICROSOFT.CONCAT(&quot;&quot;&quot;&quot;;[.$D$2]; &quot;&quot;&quot;: &quot;; [.D16])" office:value-type="string" office:string-value="&quot;2&quot;: 2" calcext:value-type="string">
            <text:p>"2": 2</text:p>
          </table:table-cell>
          <table:table-cell table:style-name="ce68" table:formula="of:=COM.MICROSOFT.CONCAT(&quot;&quot;&quot;&quot;;[.$E$2]; &quot;&quot;&quot;: &quot;; [.E16])" office:value-type="string" office:string-value="&quot;3&quot;: 4" calcext:value-type="string">
            <text:p>"3": 4</text:p>
          </table:table-cell>
          <table:table-cell table:style-name="ce68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68"/>
          <table:table-cell table:style-name="ce68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68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68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68" table:formula="of:=COM.MICROSOFT.CONCAT(&quot;&quot;&quot;&quot;;[.$E$2]; &quot;&quot;&quot;: &quot;; [.K16])" office:value-type="string" office:string-value="&quot;3&quot;: 4" calcext:value-type="string">
            <text:p>"3": 4</text:p>
          </table:table-cell>
          <table:table-cell table:style-name="ce68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68"/>
          <table:table-cell table:style-name="ce68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68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68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68" table:formula="of:=COM.MICROSOFT.CONCAT(&quot;&quot;&quot;&quot;;[.$E$2]; &quot;&quot;&quot;: &quot;; [.Q16])" office:value-type="string" office:string-value="&quot;3&quot;: 4" calcext:value-type="string">
            <text:p>"3": 4</text:p>
          </table:table-cell>
          <table:table-cell table:style-name="ce68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68"/>
          <table:table-cell table:style-name="ce68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68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68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68" table:formula="of:=COM.MICROSOFT.CONCAT(&quot;&quot;&quot;&quot;;[.$E$2]; &quot;&quot;&quot;: &quot;; [.W16])" office:value-type="string" office:string-value="&quot;3&quot;: 4" calcext:value-type="string">
            <text:p>"3": 4</text:p>
          </table:table-cell>
          <table:table-cell table:style-name="ce68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68"/>
          <table:table-cell table:style-name="ce68" table:formula="of:=COM.MICROSOFT.CONCAT(&quot;&quot;&quot;&quot;;[.$B$2]; &quot;&quot;&quot;: &quot;; [.Z16])" office:value-type="string" office:string-value="&quot;0&quot;: 6" calcext:value-type="string">
            <text:p>"0": 6</text:p>
          </table:table-cell>
          <table:table-cell table:style-name="ce68" table:formula="of:=COM.MICROSOFT.CONCAT(&quot;&quot;&quot;&quot;;[.$C$2]; &quot;&quot;&quot;: &quot;; [.AA16])" office:value-type="string" office:string-value="&quot;1&quot;: 4" calcext:value-type="string">
            <text:p>"1": 4</text:p>
          </table:table-cell>
          <table:table-cell table:style-name="ce97" table:formula="of:=COM.MICROSOFT.CONCAT(&quot;&quot;&quot;&quot;;[.$D$2]; &quot;&quot;&quot;: &quot;; [.AB16])" office:value-type="string" office:string-value="&quot;2&quot;: 3" calcext:value-type="string">
            <text:p>"2": 3</text:p>
          </table:table-cell>
          <table:table-cell table:style-name="ce68" table:formula="of:=COM.MICROSOFT.CONCAT(&quot;&quot;&quot;&quot;;[.$E$2]; &quot;&quot;&quot;: &quot;; [.AC16])" office:value-type="string" office:string-value="&quot;3&quot;: 2" calcext:value-type="string">
            <text:p>"3": 2</text:p>
          </table:table-cell>
          <table:table-cell table:style-name="ce68" table:formula="of:=COM.MICROSOFT.CONCAT(&quot;&quot;&quot;&quot;;[.$F$2]; &quot;&quot;&quot;: &quot;; [.AD16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8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68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68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68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68" table:formula="of:=COM.MICROSOFT.CONCAT(&quot;&quot;&quot;&quot;;[.$F$3]; &quot;&quot;&quot;: &quot;; [.F17])" office:value-type="string" office:string-value="&quot;9&quot;: 3" calcext:value-type="string">
            <text:p>"9": 3</text:p>
          </table:table-cell>
          <table:table-cell table:style-name="ce68"/>
          <table:table-cell table:style-name="ce68" table:formula="of:=COM.MICROSOFT.CONCAT(&quot;&quot;&quot;&quot;;[.$B$3]; &quot;&quot;&quot;: &quot;; [.H17])" office:value-type="string" office:string-value="&quot;5&quot;: 3" calcext:value-type="string">
            <text:p>"5": 3</text:p>
          </table:table-cell>
          <table:table-cell table:style-name="ce68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68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68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68" table:formula="of:=COM.MICROSOFT.CONCAT(&quot;&quot;&quot;&quot;;[.$F$3]; &quot;&quot;&quot;: &quot;; [.L17])" office:value-type="string" office:string-value="&quot;9&quot;: 3" calcext:value-type="string">
            <text:p>"9": 3</text:p>
          </table:table-cell>
          <table:table-cell table:style-name="ce68"/>
          <table:table-cell table:style-name="ce68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68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68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68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68" table:formula="of:=COM.MICROSOFT.CONCAT(&quot;&quot;&quot;&quot;;[.$F$3]; &quot;&quot;&quot;: &quot;; [.R17])" office:value-type="string" office:string-value="&quot;9&quot;: 3" calcext:value-type="string">
            <text:p>"9": 3</text:p>
          </table:table-cell>
          <table:table-cell table:style-name="ce68"/>
          <table:table-cell table:style-name="ce68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68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68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68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68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68"/>
          <table:table-cell table:style-name="ce68" table:formula="of:=COM.MICROSOFT.CONCAT(&quot;&quot;&quot;&quot;;[.$B$3]; &quot;&quot;&quot;: &quot;; [.Z17])" office:value-type="string" office:string-value="&quot;5&quot;: 3" calcext:value-type="string">
            <text:p>"5": 3</text:p>
          </table:table-cell>
          <table:table-cell table:style-name="ce68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68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68" table:formula="of:=COM.MICROSOFT.CONCAT(&quot;&quot;&quot;&quot;;[.$E$3]; &quot;&quot;&quot;: &quot;; [.AC17])" office:value-type="string" office:string-value="&quot;8&quot;: 1" calcext:value-type="string">
            <text:p>"8": 1</text:p>
          </table:table-cell>
          <table:table-cell table:style-name="ce68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8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68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68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68" table:formula="of:=COM.MICROSOFT.CONCAT(&quot;&quot;&quot;&quot;;[.$E$4]; &quot;&quot;&quot;: &quot;; [.E18])" office:value-type="string" office:string-value="&quot;13&quot;: 3" calcext:value-type="string">
            <text:p>"13": 3</text:p>
          </table:table-cell>
          <table:table-cell table:style-name="ce68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68"/>
          <table:table-cell table:style-name="ce68" table:formula="of:=COM.MICROSOFT.CONCAT(&quot;&quot;&quot;&quot;;[.$B$4]; &quot;&quot;&quot;: &quot;; [.H18])" office:value-type="string" office:string-value="&quot;10&quot;: 5" calcext:value-type="string">
            <text:p>"10": 5</text:p>
          </table:table-cell>
          <table:table-cell table:style-name="ce68" table:formula="of:=COM.MICROSOFT.CONCAT(&quot;&quot;&quot;&quot;;[.$C$4]; &quot;&quot;&quot;: &quot;; [.I18])" office:value-type="string" office:string-value="&quot;11&quot;: 4" calcext:value-type="string">
            <text:p>"11": 4</text:p>
          </table:table-cell>
          <table:table-cell table:style-name="ce68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68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68" table:formula="of:=COM.MICROSOFT.CONCAT(&quot;&quot;&quot;&quot;;[.$F$4]; &quot;&quot;&quot;: &quot;; [.L18])" office:value-type="string" office:string-value="&quot;14&quot;: 5" calcext:value-type="string">
            <text:p>"14": 5</text:p>
          </table:table-cell>
          <table:table-cell table:style-name="ce68"/>
          <table:table-cell table:style-name="ce68" table:formula="of:=COM.MICROSOFT.CONCAT(&quot;&quot;&quot;&quot;;[.$B$4]; &quot;&quot;&quot;: &quot;; [.N18])" office:value-type="string" office:string-value="&quot;10&quot;: 5" calcext:value-type="string">
            <text:p>"10": 5</text:p>
          </table:table-cell>
          <table:table-cell table:style-name="ce68" table:formula="of:=COM.MICROSOFT.CONCAT(&quot;&quot;&quot;&quot;;[.$C$4]; &quot;&quot;&quot;: &quot;; [.O18])" office:value-type="string" office:string-value="&quot;11&quot;: 4" calcext:value-type="string">
            <text:p>"11": 4</text:p>
          </table:table-cell>
          <table:table-cell table:style-name="ce68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68" table:formula="of:=COM.MICROSOFT.CONCAT(&quot;&quot;&quot;&quot;;[.$E$4]; &quot;&quot;&quot;: &quot;; [.Q18])" office:value-type="string" office:string-value="&quot;13&quot;: 1" calcext:value-type="string">
            <text:p>"13": 1</text:p>
          </table:table-cell>
          <table:table-cell table:style-name="ce68" table:formula="of:=COM.MICROSOFT.CONCAT(&quot;&quot;&quot;&quot;;[.$F$4]; &quot;&quot;&quot;: &quot;; [.R18])" office:value-type="string" office:string-value="&quot;14&quot;: 5" calcext:value-type="string">
            <text:p>"14": 5</text:p>
          </table:table-cell>
          <table:table-cell table:style-name="ce68"/>
          <table:table-cell table:style-name="ce68" table:formula="of:=COM.MICROSOFT.CONCAT(&quot;&quot;&quot;&quot;;[.$B$4]; &quot;&quot;&quot;: &quot;; [.T18])" office:value-type="string" office:string-value="&quot;10&quot;: 5" calcext:value-type="string">
            <text:p>"10": 5</text:p>
          </table:table-cell>
          <table:table-cell table:style-name="ce68" table:formula="of:=COM.MICROSOFT.CONCAT(&quot;&quot;&quot;&quot;;[.$C$4]; &quot;&quot;&quot;: &quot;; [.U18])" office:value-type="string" office:string-value="&quot;11&quot;: 4" calcext:value-type="string">
            <text:p>"11": 4</text:p>
          </table:table-cell>
          <table:table-cell table:style-name="ce68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68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68" table:formula="of:=COM.MICROSOFT.CONCAT(&quot;&quot;&quot;&quot;;[.$F$4]; &quot;&quot;&quot;: &quot;; [.X18])" office:value-type="string" office:string-value="&quot;14&quot;: 5" calcext:value-type="string">
            <text:p>"14": 5</text:p>
          </table:table-cell>
          <table:table-cell table:style-name="ce68"/>
          <table:table-cell table:style-name="ce68" table:formula="of:=COM.MICROSOFT.CONCAT(&quot;&quot;&quot;&quot;;[.$B$4]; &quot;&quot;&quot;: &quot;; [.Z18])" office:value-type="string" office:string-value="&quot;10&quot;: 6" calcext:value-type="string">
            <text:p>"10": 6</text:p>
          </table:table-cell>
          <table:table-cell table:style-name="ce68" table:formula="of:=COM.MICROSOFT.CONCAT(&quot;&quot;&quot;&quot;;[.$C$4]; &quot;&quot;&quot;: &quot;; [.AA18])" office:value-type="string" office:string-value="&quot;11&quot;: 6" calcext:value-type="string">
            <text:p>"11": 6</text:p>
          </table:table-cell>
          <table:table-cell table:style-name="ce68" table:formula="of:=COM.MICROSOFT.CONCAT(&quot;&quot;&quot;&quot;;[.$D$4]; &quot;&quot;&quot;: &quot;; [.AB18])" office:value-type="string" office:string-value="&quot;12&quot;: 6" calcext:value-type="string">
            <text:p>"12": 6</text:p>
          </table:table-cell>
          <table:table-cell table:style-name="ce68" table:formula="of:=COM.MICROSOFT.CONCAT(&quot;&quot;&quot;&quot;;[.$E$4]; &quot;&quot;&quot;: &quot;; [.AC18])" office:value-type="string" office:string-value="&quot;13&quot;: 6" calcext:value-type="string">
            <text:p>"13": 6</text:p>
          </table:table-cell>
          <table:table-cell table:style-name="ce68" table:formula="of:=COM.MICROSOFT.CONCAT(&quot;&quot;&quot;&quot;;[.$F$4]; &quot;&quot;&quot;: &quot;; [.AD18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16:.AF20]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6" table:number-columns-repeated="5"/>
          <table:table-cell/>
          <table:table-cell table:style-name="ce66" table:number-columns-repeated="5"/>
          <table:table-cell/>
          <table:table-cell table:style-name="ce66" table:number-columns-repeated="11"/>
          <table:table-cell/>
          <table:table-cell table:style-name="ce66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6" calcext:value-type="float">
            <text:p>6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6" calcext:value-type="float">
            <text:p>6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6" calcext:value-type="float">
            <text:p>6</text:p>
          </table:table-cell>
          <table:table-cell table:style-name="ce66"/>
          <table:table-cell table:style-name="ce62" office:value-type="float" office:value="6" calcext:value-type="float">
            <text:p>6</text:p>
          </table:table-cell>
          <table:table-cell table:style-name="ce72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" calcext:value-type="string">
            <text:p>"10": { "0": 6, "1": 6, "2": 4, "3": 5, "4": 6, "5": 6, "6": 2, "7": 1, "8": 1, "9": 4, "10": 5, "11": 1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2" office:value-type="float" office:value="6" calcext:value-type="float">
            <text:p>6</text:p>
          </table:table-cell>
          <table:table-cell table:style-name="ce72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66"/>
          <table:table-cell table:style-name="ce87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7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" calcext:value-type="string">
            <text:p>"11": { "0": 6, "1": 4, "2": 5, "3": 5, "4": 6, "5": 3, "6": 2, "7": 1, "8": 1, "9": 4, "10": 2, "11": 4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1" table:formula="of:=[.AT4]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7" office:value-type="float" office:value="2" calcext:value-type="float">
            <text:p>2</text:p>
          </table:table-cell>
          <table:table-cell table:style-name="ce61" table:formula="of:=[.AU4]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7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61" table:formula="of:=[.AV4]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66"/>
          <table:table-cell table:style-name="ce87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61" table:formula="of:=[.AW4]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7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1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" calcext:value-type="string">
            <text:p>"12": { "0": 6, "1": 6, "2": 4, "3": 6, "4": 6, "5": 4, "6": 2, "7": 2, "8": 2, "9": 3, "10": 2, "11": 1, "12": 4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9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" calcext:value-type="string">
            <text:p>"13": { "0": 6, "1": 6, "2": 5, "3": 3, "4": 6, "5": 4, "6": 1, "7": 1, "8": 2, "9": 3, "10": 3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6" calcext:value-type="string">
            <text:p>"0": 6</text:p>
          </table:table-cell>
          <table:table-cell table:style-name="ce14" table:formula="of:=COM.MICROSOFT.CONCAT(&quot;&quot;&quot;&quot;;[.$C$2]; &quot;&quot;&quot;: &quot;; [.C24])" office:value-type="string" office:string-value="&quot;1&quot;: 6" calcext:value-type="string">
            <text:p>"1": 6</text:p>
          </table:table-cell>
          <table:table-cell table:style-name="ce14" table:formula="of:=COM.MICROSOFT.CONCAT(&quot;&quot;&quot;&quot;;[.$D$2]; &quot;&quot;&quot;: &quot;; [.D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E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F24])" office:value-type="string" office:string-value="&quot;4&quot;: 6" calcext:value-type="string">
            <text:p>"4": 6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6" calcext:value-type="string">
            <text:p>"0": 6</text:p>
          </table:table-cell>
          <table:table-cell table:style-name="ce14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J24])" office:value-type="string" office:string-value="&quot;2&quot;: 5" calcext:value-type="string">
            <text:p>"2": 5</text:p>
          </table:table-cell>
          <table:table-cell table:style-name="ce14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L24])" office:value-type="string" office:string-value="&quot;4&quot;: 6" calcext:value-type="string">
            <text:p>"4": 6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6" calcext:value-type="string">
            <text:p>"0": 6</text:p>
          </table:table-cell>
          <table:table-cell table:style-name="ce14" table:formula="of:=COM.MICROSOFT.CONCAT(&quot;&quot;&quot;&quot;;[.$C$2]; &quot;&quot;&quot;: &quot;; [.O24])" office:value-type="string" office:string-value="&quot;1&quot;: 6" calcext:value-type="string">
            <text:p>"1": 6</text:p>
          </table:table-cell>
          <table:table-cell table:style-name="ce14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Q24])" office:value-type="string" office:string-value="&quot;3&quot;: 6" calcext:value-type="string">
            <text:p>"3": 6</text:p>
          </table:table-cell>
          <table:table-cell table:style-name="ce14" table:formula="of:=COM.MICROSOFT.CONCAT(&quot;&quot;&quot;&quot;;[.$F$2]; &quot;&quot;&quot;: &quot;; [.R24])" office:value-type="string" office:string-value="&quot;4&quot;: 6" calcext:value-type="string">
            <text:p>"4": 6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6" calcext:value-type="string">
            <text:p>"0": 6</text:p>
          </table:table-cell>
          <table:table-cell table:style-name="ce14" table:formula="of:=COM.MICROSOFT.CONCAT(&quot;&quot;&quot;&quot;;[.$C$2]; &quot;&quot;&quot;: &quot;; [.U24])" office:value-type="string" office:string-value="&quot;1&quot;: 6" calcext:value-type="string">
            <text:p>"1": 6</text:p>
          </table:table-cell>
          <table:table-cell table:style-name="ce14" table:formula="of:=COM.MICROSOFT.CONCAT(&quot;&quot;&quot;&quot;;[.$D$2]; &quot;&quot;&quot;: &quot;; [.V24])" office:value-type="string" office:string-value="&quot;2&quot;: 5" calcext:value-type="string">
            <text:p>"2": 5</text:p>
          </table:table-cell>
          <table:table-cell table:style-name="ce14" table:formula="of:=COM.MICROSOFT.CONCAT(&quot;&quot;&quot;&quot;;[.$E$2]; &quot;&quot;&quot;: &quot;; [.W24])" office:value-type="string" office:string-value="&quot;3&quot;: 3" calcext:value-type="string">
            <text:p>"3": 3</text:p>
          </table:table-cell>
          <table:table-cell table:style-name="ce14" table:formula="of:=COM.MICROSOFT.CONCAT(&quot;&quot;&quot;&quot;;[.$F$2]; &quot;&quot;&quot;: &quot;; [.X24])" office:value-type="string" office:string-value="&quot;4&quot;: 6" calcext:value-type="string">
            <text:p>"4": 6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6" calcext:value-type="string">
            <text:p>"0": 6</text:p>
          </table:table-cell>
          <table:table-cell table:style-name="ce14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AD24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6" calcext:value-type="string">
            <text:p>"5": 6</text:p>
          </table:table-cell>
          <table:table-cell table:style-name="ce14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4" calcext:value-type="string">
            <text:p>"5": 4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3" calcext:value-type="string">
            <text:p>"9": 3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4" calcext:value-type="string">
            <text:p>"5": 4</text:p>
          </table:table-cell>
          <table:table-cell table:style-name="ce14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X25])" office:value-type="string" office:string-value="&quot;9&quot;: 3" calcext:value-type="string">
            <text:p>"9": 3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4" calcext:value-type="string">
            <text:p>"5": 4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AC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AD25])" office:value-type="string" office:string-value="&quot;9&quot;: 2" calcext:value-type="string">
            <text:p>"9": 2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3" calcext:value-type="string">
            <text:p>"10": 3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4" calcext:value-type="string">
            <text:p>"10": 4</text:p>
          </table:table-cell>
          <table:table-cell table:style-name="ce14" table:formula="of:=COM.MICROSOFT.CONCAT(&quot;&quot;&quot;&quot;;[.$C$4]; &quot;&quot;&quot;: &quot;; [.AA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AB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AC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6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, 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, 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}" calcext:value-type="string">
            <text:p>{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, 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, 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8:03:09.31229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26T22:09:35.589631700</dc:date>
    <meta:generator>LibreOffice/26.2.0.3$Windows_X86_64 LibreOffice_project/620$Build-3</meta:generator>
    <meta:editing-duration>PT6H38M16S</meta:editing-duration>
    <meta:editing-cycles>49</meta:editing-cycles>
    <meta:document-statistic meta:table-count="1" meta:cell-count="529" meta:object-count="0"/>
    <meta:user-defined meta:name="AppVersion">16.0300</meta:user-defined>
  </office:meta>
</office:document-meta>
</file>